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table:align="center"/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fo:background-color="transparent" fo:keep-together="auto">
        <style:background-image/>
      </style:table-row-properties>
    </style:style>
    <style:style style:name="Table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5" style:family="table-row">
      <style:table-row-properties fo:background-color="transparent" fo:keep-together="auto">
        <style:background-image/>
      </style:table-row-properties>
    </style:style>
    <style:style style:name="Table1.A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3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4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15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17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18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19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273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2" style:family="paragraph" style:parent-style-name="Table_20_Contents">
      <style:text-properties style:font-name="FreeSans" fo:font-size="11pt" officeooo:rsid="0092a2c3" officeooo:paragraph-rsid="00a27337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24" style:family="paragraph" style:parent-style-name="Table_20_Contents">
      <style:text-properties style:font-name="FreeSans" fo:font-size="11pt" officeooo:rsid="009a4565" officeooo:paragraph-rsid="00a27337" style:font-size-asian="11pt" style:font-size-complex="11pt"/>
    </style:style>
    <style:style style:name="P25" style:family="paragraph" style:parent-style-name="Table_20_Contents">
      <style:text-properties style:font-name="FreeSans" fo:font-size="11pt" officeooo:rsid="009a4565" officeooo:paragraph-rsid="00b0a36a" style:font-size-asian="11pt" style:font-size-complex="11pt"/>
    </style:style>
    <style:style style:name="P26" style:family="paragraph" style:parent-style-name="Table_20_Contents">
      <style:text-properties style:font-name="FreeSans" fo:font-size="11pt" officeooo:rsid="009a4565" officeooo:paragraph-rsid="00b8c6e5" style:font-size-asian="11pt" style:font-size-complex="11pt"/>
    </style:style>
    <style:style style:name="P27" style:family="paragraph" style:parent-style-name="Table_20_Contents">
      <style:text-properties style:font-name="FreeSans" fo:font-size="11pt" officeooo:rsid="009a4565" officeooo:paragraph-rsid="00ba1536" style:font-size-asian="11pt" style:font-size-complex="11pt"/>
    </style:style>
    <style:style style:name="P28" style:family="paragraph" style:parent-style-name="Table_20_Contents">
      <style:text-properties style:font-name="FreeSans" fo:font-size="11pt" officeooo:rsid="009a4565" officeooo:paragraph-rsid="00bff2f3" style:font-size-asian="11pt" style:font-size-complex="11pt"/>
    </style:style>
    <style:style style:name="P29" style:family="paragraph" style:parent-style-name="Table_20_Contents">
      <style:text-properties style:font-name="FreeSans" fo:font-size="11pt" officeooo:rsid="009a4565" officeooo:paragraph-rsid="00d215c6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1pt" officeooo:rsid="00abeb99" officeooo:paragraph-rsid="00abeb99" style:font-size-asian="11pt" style:font-size-complex="11pt"/>
    </style:style>
    <style:style style:name="P31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0abeb99" officeooo:paragraph-rsid="00ba1536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0abeb99" officeooo:paragraph-rsid="00d02019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0ad3756" officeooo:paragraph-rsid="00af2cb5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0ad3756" officeooo:paragraph-rsid="00ce9b4b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37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38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0aa149a" officeooo:paragraph-rsid="00aa149a" style:font-size-asian="11pt" style:font-size-complex="11pt"/>
    </style:style>
    <style:style style:name="P40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1pt" officeooo:rsid="00b8c6e5" officeooo:paragraph-rsid="00b8c6e5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1pt" officeooo:rsid="00ba1536" officeooo:paragraph-rsid="00ba1536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0bcec99" officeooo:paragraph-rsid="00bcec99" style:font-size-asian="11pt" style:font-size-complex="11pt"/>
    </style:style>
    <style:style style:name="P45" style:family="paragraph" style:parent-style-name="Table_20_Contents">
      <style:text-properties style:font-name="FreeSans" fo:font-size="11pt" officeooo:rsid="00cab9f4" officeooo:paragraph-rsid="00cab9f4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1pt" officeooo:rsid="00ce9b4b" officeooo:paragraph-rsid="00ce9b4b" style:font-size-asian="11pt" style:font-size-complex="11pt"/>
    </style:style>
    <style:style style:name="P47" style:family="paragraph" style:parent-style-name="Table_20_Contents">
      <style:text-properties style:font-name="FreeSans" fo:font-size="11pt" officeooo:paragraph-rsid="00fba471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1pt" officeooo:rsid="00d2d135" officeooo:paragraph-rsid="00d2d135" style:font-size-asian="11pt" style:font-size-complex="11pt"/>
    </style:style>
    <style:style style:name="P49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style:font-name="FreeSans" fo:font-size="11pt" fo:font-weight="bold" officeooo:rsid="003bd18e" officeooo:paragraph-rsid="010034e8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56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08e420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style:text-position="0% 100%" style:font-name="FreeSans" fo:font-size="11pt" fo:font-weight="normal" officeooo:rsid="01110f6d" officeooo:paragraph-rsid="01110f6d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style:text-position="0% 100%" style:font-name="FreeSans" fo:font-size="11pt" fo:font-weight="normal" officeooo:rsid="011123c6" officeooo:paragraph-rsid="011123c6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style:text-position="0% 100%" style:font-name="FreeSans" fo:font-size="11pt" fo:font-weight="normal" officeooo:rsid="01113f86" officeooo:paragraph-rsid="01113f86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5cde1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ad85b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use-window-font-color="true" style:text-outline="false" style:font-name="FreeSans" fo:font-size="11pt" fo:font-style="italic" fo:text-shadow="none" style:text-underline-style="none" fo:font-weight="normal" officeooo:rsid="009808ea" officeooo:paragraph-rsid="00a27337" style:font-size-asian="11pt" style:font-style-asian="italic" style:font-weight-asian="normal" style:font-size-complex="11pt" style:font-style-complex="italic" style:font-weight-complex="normal"/>
    </style:style>
    <style:style style:name="P63" style:family="paragraph" style:parent-style-name="Table_20_Contents">
      <style:text-properties style:use-window-font-color="true" style:text-outline="false" style:font-name="FreeSans" fo:font-size="11pt" fo:font-style="italic" fo:text-shadow="none" style:text-underline-style="none" fo:font-weight="normal" officeooo:rsid="009808ea" officeooo:paragraph-rsid="00c97eb5" style:font-size-asian="11pt" style:font-style-asian="italic" style:font-weight-asian="normal" style:font-size-complex="11pt" style:font-style-complex="italic" style:font-weight-complex="normal"/>
    </style:style>
    <style:style style:name="P64" style:family="paragraph" style:parent-style-name="Table_20_Contents">
      <style:text-properties style:use-window-font-color="true" style:text-outline="false" style:font-name="FreeSans" fo:font-size="11pt" fo:font-style="italic" fo:text-shadow="none" style:text-underline-style="none" fo:font-weight="normal" officeooo:rsid="009808ea" officeooo:paragraph-rsid="00b8c6e5" style:font-size-asian="11pt" style:font-style-asian="italic" style:font-weight-asian="normal" style:font-size-complex="11pt" style:font-style-complex="italic" style:font-weight-complex="normal"/>
    </style:style>
    <style:style style:name="P65" style:family="paragraph" style:parent-style-name="Footer">
      <style:text-properties fo:font-size="2pt" style:font-size-asian="1.75pt" style:font-size-complex="2pt"/>
    </style:style>
    <style:style style:name="P66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67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6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7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7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72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73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74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7a4a2c" officeooo:paragraph-rsid="007a4a2c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79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8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8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8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85" style:family="paragraph" style:parent-style-name="Standard">
      <style:text-properties officeooo:paragraph-rsid="00a27337"/>
    </style:style>
    <style:style style:name="P86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87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88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89" style:family="paragraph" style:parent-style-name="Footnote">
      <style:text-properties style:font-name="FreeSans" officeooo:rsid="01238f9e" officeooo:paragraph-rsid="01238f9e"/>
    </style:style>
    <style:style style:name="P90" style:family="paragraph" style:parent-style-name="Standard" style:list-style-name="L1">
      <style:paragraph-properties fo:line-height="115%"/>
      <style:text-properties style:font-name="FreeSans" fo:font-size="14pt" fo:letter-spacing="0.035cm" officeooo:rsid="004f15ca" officeooo:paragraph-rsid="004f15ca" style:font-size-asian="14pt" style:font-size-complex="14pt"/>
    </style:style>
    <style:style style:name="P91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f1af49" style:font-size-asian="14pt" style:font-size-complex="14pt"/>
    </style:style>
    <style:style style:name="P92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bbe76" style:font-size-asian="14pt" style:font-size-complex="14pt"/>
    </style:style>
    <style:style style:name="P93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94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1234442" style:font-size-asian="14pt" style:font-size-complex="14pt"/>
    </style:style>
    <style:style style:name="P95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96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f1af49" style:font-size-asian="14pt" style:font-size-complex="14pt"/>
    </style:style>
    <style:style style:name="P97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eefd9" style:font-size-asian="14pt" style:font-size-complex="14pt"/>
    </style:style>
    <style:style style:name="P98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99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100" style:family="paragraph">
      <loext:graphic-properties draw:fill-color="#2c3756"/>
    </style:style>
    <style:style style:name="P10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10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text-shadow="1pt 1pt" officeooo:rsid="00b0a36a" style:font-style-asian="italic" style:font-style-complex="italic"/>
    </style:style>
    <style:style style:name="T13" style:family="text">
      <style:text-properties fo:font-style="italic" fo:text-shadow="1pt 1pt" officeooo:rsid="011cca64" style:font-style-asian="italic" style:font-style-complex="italic"/>
    </style:style>
    <style:style style:name="T14" style:family="text">
      <style:text-properties fo:font-style="italic" fo:text-shadow="1pt 1pt" officeooo:rsid="011e7949" style:font-style-asian="italic" style:font-style-complex="italic"/>
    </style:style>
    <style:style style:name="T15" style:family="text">
      <style:text-properties officeooo:rsid="004abc32"/>
    </style:style>
    <style:style style:name="T16" style:family="text">
      <style:text-properties officeooo:rsid="004daecd"/>
    </style:style>
    <style:style style:name="T17" style:family="text">
      <style:text-properties officeooo:rsid="0056037d"/>
    </style:style>
    <style:style style:name="T18" style:family="text">
      <style:text-properties officeooo:rsid="0056880a"/>
    </style:style>
    <style:style style:name="T19" style:family="text">
      <style:text-properties officeooo:rsid="005e11f2"/>
    </style:style>
    <style:style style:name="T20" style:family="text">
      <style:text-properties officeooo:rsid="00643b5b"/>
    </style:style>
    <style:style style:name="T21" style:family="text">
      <style:text-properties officeooo:rsid="006447c7"/>
    </style:style>
    <style:style style:name="T22" style:family="text">
      <style:text-properties officeooo:rsid="006e77e3"/>
    </style:style>
    <style:style style:name="T23" style:family="text">
      <style:text-properties officeooo:rsid="00754dc6"/>
    </style:style>
    <style:style style:name="T24" style:family="text">
      <style:text-properties officeooo:rsid="00781c0a"/>
    </style:style>
    <style:style style:name="T25" style:family="text">
      <style:text-properties officeooo:rsid="007be56f"/>
    </style:style>
    <style:style style:name="T26" style:family="text">
      <style:text-properties officeooo:rsid="008266cf"/>
    </style:style>
    <style:style style:name="T27" style:family="text">
      <style:text-properties officeooo:rsid="0082c6f3"/>
    </style:style>
    <style:style style:name="T28" style:family="text">
      <style:text-properties officeooo:rsid="0084dcd5"/>
    </style:style>
    <style:style style:name="T29" style:family="text">
      <style:text-properties officeooo:rsid="0086fbf3"/>
    </style:style>
    <style:style style:name="T30" style:family="text">
      <style:text-properties officeooo:rsid="008a52d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8a52dc" style:font-weight-asian="normal" style:font-weight-complex="normal"/>
    </style:style>
    <style:style style:name="T33" style:family="text">
      <style:text-properties fo:font-weight="normal" officeooo:rsid="008f7733" style:font-weight-asian="normal" style:font-weight-complex="normal"/>
    </style:style>
    <style:style style:name="T34" style:family="text">
      <style:text-properties fo:font-weight="normal" officeooo:rsid="011398e8" style:font-weight-asian="normal" style:font-weight-complex="normal"/>
    </style:style>
    <style:style style:name="T35" style:family="text">
      <style:text-properties fo:font-weight="normal" officeooo:rsid="0116e1ac" style:font-weight-asian="normal" style:font-weight-complex="normal"/>
    </style:style>
    <style:style style:name="T36" style:family="text">
      <style:text-properties officeooo:rsid="008b7029"/>
    </style:style>
    <style:style style:name="T37" style:family="text">
      <style:text-properties officeooo:rsid="008d5e7e"/>
    </style:style>
    <style:style style:name="T38" style:family="text">
      <style:text-properties officeooo:rsid="00926a52"/>
    </style:style>
    <style:style style:name="T39" style:family="text">
      <style:text-properties officeooo:rsid="00927cb8"/>
    </style:style>
    <style:style style:name="T40" style:family="text">
      <style:text-properties style:use-window-font-color="true" style:text-outline="false" style:text-position="0% 100%" style:font-name="FreeSans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style:use-window-font-color="true" style:text-outline="false" style:text-position="0% 100%" fo:font-style="normal" fo:text-shadow="none" fo:font-weight="normal" officeooo:rsid="00fd9a05" style:font-style-asian="normal" style:font-weight-asian="normal" style:font-style-complex="normal" style:font-weight-complex="normal"/>
    </style:style>
    <style:style style:name="T42" style:family="text">
      <style:text-properties officeooo:rsid="00af2cb5"/>
    </style:style>
    <style:style style:name="T43" style:family="text">
      <style:text-properties officeooo:rsid="00b0a36a"/>
    </style:style>
    <style:style style:name="T44" style:family="text">
      <style:text-properties officeooo:rsid="00b426a3"/>
    </style:style>
    <style:style style:name="T45" style:family="text">
      <style:text-properties fo:text-shadow="1pt 1pt"/>
    </style:style>
    <style:style style:name="T46" style:family="text">
      <style:text-properties fo:text-shadow="1pt 1pt" officeooo:rsid="00af2cb5"/>
    </style:style>
    <style:style style:name="T47" style:family="text">
      <style:text-properties fo:text-shadow="none"/>
    </style:style>
    <style:style style:name="T48" style:family="text">
      <style:text-properties fo:text-shadow="none" officeooo:rsid="00d3510f"/>
    </style:style>
    <style:style style:name="T49" style:family="text">
      <style:text-properties fo:text-shadow="none" style:text-underline-style="none" fo:font-weight="bold" style:font-weight-asian="bold" style:font-weight-complex="bold"/>
    </style:style>
    <style:style style:name="T50" style:family="text">
      <style:text-properties style:text-outline="false" fo:font-style="normal" fo:text-shadow="none" style:font-style-asian="normal" style:font-style-complex="normal"/>
    </style:style>
    <style:style style:name="T51" style:family="text">
      <style:text-properties style:text-outline="false" fo:font-style="normal" fo:text-shadow="none" officeooo:rsid="010e222e" style:font-style-asian="normal" style:font-style-complex="normal"/>
    </style:style>
    <style:style style:name="T52" style:family="text">
      <style:text-properties style:text-outline="false" fo:font-style="normal" fo:text-shadow="none" officeooo:rsid="01110f6d" style:font-style-asian="normal" style:font-style-complex="normal"/>
    </style:style>
    <style:style style:name="T53" style:family="text">
      <style:text-properties style:text-outline="false" fo:font-style="normal" fo:text-shadow="none" officeooo:rsid="011123c6" style:font-style-asian="normal" style:font-style-complex="normal"/>
    </style:style>
    <style:style style:name="T54" style:family="text">
      <style:text-properties style:text-outline="false" fo:font-style="normal" fo:text-shadow="none" officeooo:rsid="0117022b" style:font-style-asian="normal" style:font-style-complex="normal"/>
    </style:style>
    <style:style style:name="T55" style:family="text">
      <style:text-properties style:text-outline="false" fo:font-style="normal" fo:text-shadow="none" officeooo:rsid="0118f9dc" style:font-style-asian="normal" style:font-style-complex="normal"/>
    </style:style>
    <style:style style:name="T56" style:family="text">
      <style:text-properties style:text-outline="false" fo:font-style="normal" fo:text-shadow="none" officeooo:rsid="011a0bc0" style:font-style-asian="normal" style:font-style-complex="normal"/>
    </style:style>
    <style:style style:name="T57" style:family="text">
      <style:text-properties style:text-outline="false" fo:font-style="normal" fo:text-shadow="none" officeooo:rsid="011ad85b" style:font-style-asian="normal" style:font-style-complex="normal"/>
    </style:style>
    <style:style style:name="T58" style:family="text">
      <style:text-properties style:text-outline="false" fo:font-style="normal" fo:text-shadow="none" officeooo:rsid="011e7949" style:font-style-asian="normal" style:font-style-complex="normal"/>
    </style:style>
    <style:style style:name="T59" style:family="text">
      <style:text-properties style:text-outline="false" fo:font-style="normal" fo:text-shadow="1pt 1pt" style:font-style-asian="normal" style:font-style-complex="normal"/>
    </style:style>
    <style:style style:name="T60" style:family="text">
      <style:text-properties style:text-outline="false" fo:font-style="normal" fo:text-shadow="1pt 1pt" officeooo:rsid="010e222e" style:font-style-asian="normal" style:font-style-complex="normal"/>
    </style:style>
    <style:style style:name="T61" style:family="text">
      <style:text-properties style:text-outline="false" fo:font-style="italic" fo:text-shadow="none" officeooo:rsid="011ad85b" style:font-style-asian="italic" style:font-style-complex="italic"/>
    </style:style>
    <style:style style:name="T62" style:family="text">
      <style:text-properties officeooo:rsid="00d02019"/>
    </style:style>
    <style:style style:name="T63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64" style:family="text">
      <style:text-properties fo:color="#405e01" style:text-outline="false" style:text-position="super 58%" fo:font-style="normal" fo:text-shadow="none" fo:font-weight="bold" officeooo:rsid="00d2d135" style:font-style-asian="normal" style:font-weight-asian="bold" style:font-style-complex="normal" style:font-weight-complex="bold"/>
    </style:style>
    <style:style style:name="T65" style:family="text">
      <style:text-properties officeooo:rsid="00d3510f"/>
    </style:style>
    <style:style style:name="T66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67" style:family="text">
      <style:text-properties style:font-name="Lora" fo:font-size="25pt" fo:font-style="italic" fo:text-shadow="none" style:text-underline-style="none" fo:font-weight="normal" officeooo:rsid="00de7159" style:font-size-asian="25pt" style:font-style-asian="italic" style:font-weight-asian="normal" style:font-size-complex="25pt" style:font-style-complex="italic" style:font-weight-complex="normal"/>
    </style:style>
    <style:style style:name="T68" style:family="text">
      <style:text-properties officeooo:rsid="00e2854f"/>
    </style:style>
    <style:style style:name="T69" style:family="text">
      <style:text-properties officeooo:rsid="00e48366"/>
    </style:style>
    <style:style style:name="T70" style:family="text">
      <style:text-properties officeooo:rsid="00e756ba"/>
    </style:style>
    <style:style style:name="T71" style:family="text">
      <style:text-properties officeooo:rsid="00e8b491"/>
    </style:style>
    <style:style style:name="T72" style:family="text">
      <style:text-properties officeooo:rsid="00ee54dc"/>
    </style:style>
    <style:style style:name="T73" style:family="text">
      <style:text-properties officeooo:rsid="00efb7cb"/>
    </style:style>
    <style:style style:name="T74" style:family="text">
      <style:text-properties officeooo:rsid="00e9dcd1"/>
    </style:style>
    <style:style style:name="T75" style:family="text">
      <style:text-properties officeooo:rsid="00e7df50"/>
    </style:style>
    <style:style style:name="T76" style:family="text">
      <style:text-properties officeooo:rsid="00f55167"/>
    </style:style>
    <style:style style:name="T77" style:family="text">
      <style:text-properties officeooo:rsid="00f8cee0"/>
    </style:style>
    <style:style style:name="T78" style:family="text">
      <style:text-properties officeooo:rsid="00fa69c7"/>
    </style:style>
    <style:style style:name="T79" style:family="text">
      <style:text-properties officeooo:rsid="010436dd"/>
    </style:style>
    <style:style style:name="T80" style:family="text">
      <style:text-properties officeooo:rsid="0106aee1"/>
    </style:style>
    <style:style style:name="T81" style:family="text">
      <style:text-properties officeooo:rsid="010ba5c8"/>
    </style:style>
    <style:style style:name="T82" style:family="text">
      <style:text-properties officeooo:rsid="011e7949"/>
    </style:style>
    <style:style style:name="T83" style:family="text">
      <style:text-properties officeooo:rsid="0129f269"/>
    </style:style>
    <style:style style:name="T84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9" draw:name="Shape2" draw:style-name="gr1" draw:text-style-name="P10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10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1">Caso de prueba <text:span text:style-name="T65">CP0</text:span><text:span text:style-name="T83">4</text:span><text:span text:style-name="T65">: </text:span><text:span text:style-name="T48">Funcionalidad de ABM de formularios</text:span></text:p>
      <text:p text:style-name="P79"><draw:frame draw:style-name="fr1" draw:name="Image1" text:anchor-type="as-char" svg:width="14.6cm" svg:height="6.6cm" draw:z-index="11"><draw:image xlink:href="Pictures/1000020100000226000000FA48EFF3AC67F122C2.png" xlink:type="simple" xlink:show="embed" xlink:actuate="onLoad" loext:mime-type="image/png"/></draw:frame></text:p>
      <text:p text:style-name="P80"><text:span text:style-name="T8">Proyecto </text:span><text:span text:style-name="T5">Colibrí</text:span></text:p>
      <text:p text:style-name="P66"/>
      <text:p text:style-name="P68">Asignatura</text:p>
      <text:p text:style-name="P66">Laboratorio de desarrollo de software</text:p>
      <text:p text:style-name="P66"/>
      <text:p text:style-name="P68">Autor</text:p>
      <text:p text:style-name="P67">Cinthia Lima</text:p>
      <text:p text:style-name="P66"/>
      <text:p text:style-name="P68">Fecha de redacción</text:p>
      <text:p text:style-name="P66"><text:span text:style-name="T2">12</text:span>/<text:span text:style-name="T2">11</text:span>/<text:span text:style-name="T2">2017</text:span></text:p>
      <text:p text:style-name="P86"><draw:custom-shape text:anchor-type="paragraph" draw:z-index="1" draw:name="Shape1" draw:style-name="gr3" draw:text-style-name="P10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102" svg:width="6.501cm" svg:height="18.5cm" svg:x="0.499cm" svg:y="0.75cm"><draw:text-box><text:p text:style-name="P101"><text:span text:style-name="T84">En <text:s/>este documento se establecen de manera precisa las condiciones de ejecución, las entradas y salidas esperadas de los diferentes casos de pruebas.</text:span></text:p></draw:text-box></draw:frame></text:p>
      <text:p text:style-name="P88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53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53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53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53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54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55">Página 6, 7 y 8</text:p>
          </table:table-cell>
        </table:table-row>
      </table:table>
      <text:p text:style-name="P87"><text:span text:style-name="T66">CP0</text:span><text:span text:style-name="T67">3</text:span><text:span text:style-name="T66">: “Funcionalidad de ABM de formularios</text:span><text:span text:style-name="T49">”</text:span></text:p>
      <text:p text:style-name="P82">Descripción <text:span text:style-name="T9">general</text:span></text:p>
      <text:p text:style-name="P72">Mediante este caso de prueba se buscar verificar el correcto funcionamiento de la <text:span text:style-name="T69">creación</text:span>, eliminación y modificación de formularios <text:span text:style-name="T26">del CU03 : “ABM de formularios”</text:span>. <text:span text:style-name="T23">Probando cada funcionalidad de manera individual y combinando su valores de entrada.</text:span></text:p>
      <text:p text:style-name="P69"/>
      <text:p text:style-name="P83">Condiciones de ejecución</text:p>
      <text:p text:style-name="P73">Para la ejecución de este caso de prueba debe existir una base de datos <text:span text:style-name="T10">implementada en un servidor</text:span> que posea las entidades “WorkFlow Usuario”, “Gestor de formularios”, “<text:span text:style-name="T70">Formulario</text:span>” <text:span text:style-name="T70">y</text:span> “<text:span text:style-name="T70">Campo</text:span>” <text:span text:style-name="T70">(Campo Texto, Área Texto, Lista Desplegable)</text:span>.</text:p>
      <text:p text:style-name="P75">También se debe hacer el previo inicio de sesión con permisos de <text:span text:style-name="T71">gestor de formularios</text:span> para <text:span text:style-name="T15">poder acceder a las funcionalidades antes mencionadas.</text:span></text:p>
      <text:p text:style-name="P70"/>
      <text:p text:style-name="P84">Entrada</text:p>
      <text:p text:style-name="P74">Se realizaran 3 secuencias de pruebas, una para cada funcionalidad del ABM (Alta, Baja y Modificación <text:span text:style-name="T11">de formularios</text:span>)</text:p>
      <text:p text:style-name="P75">Se <text:span text:style-name="T16">describirán tres paso a paso para cada funcionalidad:</text:span></text:p>
      <text:list xml:id="list2576068532" text:style-name="L1">
        <text:list-item>
          <text:p text:style-name="P90">Alta de formularios</text:p>
          <text:list>
            <text:list-item>
              <text:p text:style-name="P91">Paso 1: <text:span text:style-name="T17">Se ingresa al sistema Colibrí con un usuario con permisos de creación de formulario.</text:span></text:p>
            </text:list-item>
            <text:list-item>
              <text:p text:style-name="P91">Paso 2: <text:span text:style-name="T18">Se selecciona la opción para agregar un nuevo formulario.</text:span></text:p>
            </text:list-item>
            <text:list-item>
              <text:p text:style-name="P91">Paso <text:span text:style-name="T74">3</text:span>: <text:span text:style-name="T21">Se abre la ventana para crear un nuevo formulario.</text:span></text:p>
            </text:list-item>
            <text:list-item>
              <text:p text:style-name="P94">Paso <text:span text:style-name="T74">4</text:span>: <text:span text:style-name="T75">Se completan los campos para dar de alta el formulario: correo de respuestas, marca un opción en caso de que desee recibir las respuestas por correo, titulo, descripción, elegir los </text:span><text:soft-page-break/><text:span text:style-name="T75">destinatarios del formulario y definir una fechas limites. También se <text:s/>darán de alta todos los campos correspondientes</text:span><text:span text:style-name="T75"><text:note text:id="ftn1" text:note-class="footnote"><text:note-citation>1</text:note-citation><text:note-body><text:p text:style-name="P89">La prueba de la alta de campos se realiza en el CP02</text:p></text:note-body></text:note></text:span><text:span text:style-name="T75">.</text:span></text:p>
            </text:list-item>
            <text:list-item>
              <text:p text:style-name="P96">Paso <text:span text:style-name="T74">7</text:span>: <text:span text:style-name="T75">Se publica el nuevo formulario con datos y campos especificados.</text:span></text:p>
            </text:list-item>
          </text:list>
        </text:list-item>
        <text:list-item>
          <text:p text:style-name="P90">Baja de formularios</text:p>
          <text:list>
            <text:list-item>
              <text:p text:style-name="P92">Paso 1: <text:span text:style-name="T17">Se ingresa al sistema Colibrí con un usuario con permisos de administrador.</text:span></text:p>
            </text:list-item>
            <text:list-item>
              <text:p text:style-name="P92">Paso 2: <text:span text:style-name="T18">Se listan los formularios creados por el gestor.</text:span></text:p>
            </text:list-item>
            <text:list-item>
              <text:p text:style-name="P92">Paso 3: <text:span text:style-name="T18">Se selecciona la opción para dar de baja a un formulario.</text:span></text:p>
            </text:list-item>
            <text:list-item>
              <text:p text:style-name="P95">Paso 4: Se abre una dialogo para confirmar la baja de<text:span text:style-name="T76">l formulario.</text:span></text:p>
            </text:list-item>
            <text:list-item>
              <text:p text:style-name="P92">Paso <text:span text:style-name="T21">5</text:span>: <text:span text:style-name="T19">Se da de baja al formulario.</text:span></text:p>
            </text:list-item>
          </text:list>
        </text:list-item>
        <text:list-item>
          <text:p text:style-name="P90">Modifica<text:span text:style-name="T72">ción</text:span> de formularios</text:p>
          <text:list>
            <text:list-item>
              <text:p text:style-name="P93">Paso 1: <text:span text:style-name="T17">Se ingresa al sistema Colibrí con un usuario con permisos de administrador.</text:span></text:p>
            </text:list-item>
            <text:list-item>
              <text:p text:style-name="P93">Paso 2: <text:span text:style-name="T18">Se listan los formularios creados por el gestor.</text:span></text:p>
            </text:list-item>
            <text:list-item>
              <text:p text:style-name="P93">Paso 3: <text:span text:style-name="T18">Se selecciona la opción para modificar a un formulario.</text:span></text:p>
            </text:list-item>
            <text:list-item>
              <text:p text:style-name="P98">Paso 4: Se abre la ventana para modificar los campos de<text:span text:style-name="T77">l</text:span> formulario.</text:p>
            </text:list-item>
            <text:list-item>
              <text:p text:style-name="P97">Paso 5: Se modifican los campos que se desean modificar <text:span text:style-name="T78">incluyendo el diseño del formulario</text:span>.</text:p>
            </text:list-item>
            <text:list-item>
              <text:p text:style-name="P99">Paso <text:span text:style-name="T22">6</text:span>: Se <text:span text:style-name="T20">guardan los cambios de las modificaciones.</text:span></text:p>
            </text:list-item>
          </text:list>
        </text:list-item>
      </text:list>
      <text:p text:style-name="P76"/>
      <text:p text:style-name="P84">Resultado esperado</text:p>
      <text:p text:style-name="P77">Poder realizar la alta, baja y modificación de <text:span text:style-name="T25">formularios de manera exitosa.</text:span></text:p>
      <text:p text:style-name="P71"/>
      <text:p text:style-name="P84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>
          <table:table-cell table:style-name="Table4.A2" office:value-type="string">
            <text:p text:style-name="P9">x</text:p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11"/>
          </table:table-cell>
        </table:table-row>
      </table:table>
      <text:p text:style-name="P78"/>
      <text:p text:style-name="P78"/>
      <text:p text:style-name="P78"><text:soft-page-break/>CP0<text:span text:style-name="T73">3</text:span> : Funcionalidad de ABM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2"><text:span text:style-name="T4">Proyecto:</text:span> <text:span text:style-name="T24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3"><text:span text:style-name="T4">Nivel de prueba:</text:span> <text:span text:style-name="T30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47"><text:span text:style-name="T4">ID Caso de uso:</text:span> <text:span text:style-name="T27">CU03</text:span><text:span text:style-name="T64">1</text:span><text:span text:style-name="T27"> → Incluye: CU04, CU05, CU06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3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7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4"><text:span text:style-name="T4">ID Requerimiento:</text:span> <text:span text:style-name="T28">RF02, RF03, RF04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5"><text:span text:style-name="T4">Autor de Caso de prueba:</text:span> <text:span text:style-name="T29">Cinthia Lima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5"><text:span text:style-name="T4">Nombre Escenario:</text:span> <text:span text:style-name="T29">Escenario principal y escenarios alternativos.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15"><text:span text:style-name="T4">Nombre del Probador:</text:span> <text:span text:style-name="T29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15"><text:span text:style-name="T4">Versión del Caso de prueba: </text:span><text:span text:style-name="T33">1.0</text:span></text:p>
          </table:table-cell>
          <table:covered-table-cell/>
          <table:covered-table-cell/>
          <table:table-cell table:style-name="Table1.D5" office:value-type="string">
            <text:p text:style-name="P49">Fecha de creación:</text:p>
          </table:table-cell>
          <table:table-cell table:style-name="Table1.E5" office:value-type="string">
            <text:p text:style-name="P49">Fecha de ejecución:</text:p>
          </table:table-cell>
        </table:table-row>
        <table:table-row>
          <table:table-cell table:style-name="Table1.A6" table:number-columns-spanned="3" office:value-type="string">
            <text:p text:style-name="P49">Nombre Caso de prueba: <text:span text:style-name="T32">Funcionalidad de ABM de formularios</text:span></text:p>
          </table:table-cell>
          <table:covered-table-cell/>
          <table:covered-table-cell/>
          <table:table-cell table:style-name="Table1.D6" office:value-type="string">
            <text:p text:style-name="P16"><text:span text:style-name="T68">12</text:span>/<text:span text:style-name="T36">11</text:span>/<text:span text:style-name="T36">17</text:span></text:p>
          </table:table-cell>
          <table:table-cell table:style-name="Table1.E6" office:value-type="string">
            <text:p text:style-name="P16">--/--/--</text:p>
          </table:table-cell>
        </table:table-row>
        <table:table-row table:style-name="Table1.7">
          <table:table-cell table:style-name="Table1.A7" table:number-columns-spanned="5" office:value-type="string">
            <text:p text:style-name="P50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17">Se deben tener una computadora con acceso <text:span text:style-name="T38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18">Se debe tener una <text:span text:style-name="T39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19"><text:span text:style-name="T44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50">N.º Paso </text:p>
          </table:table-cell>
          <table:table-cell table:style-name="Table1.A11" office:value-type="string">
            <text:p text:style-name="P50">Condición</text:p>
          </table:table-cell>
          <table:table-cell table:style-name="Table1.A11" office:value-type="string">
            <text:p text:style-name="P50">Valores</text:p>
          </table:table-cell>
          <table:table-cell table:style-name="Table1.A11" office:value-type="string">
            <text:p text:style-name="P50">Resultado Esperado</text:p>
          </table:table-cell>
          <table:table-cell table:style-name="Table1.A7" office:value-type="string">
            <text:p text:style-name="P50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20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2" office:value-type="string">
            <text:p text:style-name="P23">1</text:p>
          </table:table-cell>
          <table:table-cell table:style-name="Table1.B22" office:value-type="string">
            <text:p text:style-name="P22">Se debe ver reflejada en la base de datos la creación de<text:span text:style-name="T80">l nuevo formularios</text:span>.</text:p>
          </table:table-cell>
          <table:table-cell table:style-name="Table1.C22" office:value-type="string">
            <text:p text:style-name="P58"><text:span text:style-name="T59">correo-respuestas</text:span><text:span text:style-name="T50"> = arielmachini.pruebas@gmail.com</text:span></text:p>
            <text:p text:style-name="P56"><text:span text:style-name="T60">t</text:span><text:span text:style-name="T59">itulo</text:span><text:span text:style-name="T50"> </text:span><text:span text:style-name="T51">= </text:span><text:span text:style-name="T52">Certificado de alumno regular</text:span></text:p>
            <text:p text:style-name="P57"><text:span text:style-name="T59">descripción</text:span><text:span text:style-name="T50"> = Mediante este formulario se podrán solicitar certificados de alumno regular a la Secretaria </text:span><text:span text:style-name="T53">Académica.</text:span></text:p>
            <text:p text:style-name="P59"><text:span text:style-name="T59">destinatarios</text:span><text:span text:style-name="T50"> = {Usuario común}</text:span></text:p>
            <text:p text:style-name="P60"><text:span text:style-name="T59">abiertoDesde</text:span><text:span text:style-name="T50"> <text:s/>= --/--/-- </text:span></text:p>
            <text:p text:style-name="P60"><text:span text:style-name="T59">abiertoHasta</text:span><text:span text:style-name="T50"> = --/--/--</text:span></text:p>
            <text:p text:style-name="P60"><text:span text:style-name="T59">permanente</text:span><text:span text:style-name="T50"> = ‘</text:span><text:span text:style-name="T58">Si</text:span><text:span text:style-name="T50">’</text:span></text:p>
            <text:p text:style-name="P61"><text:span text:style-name="T59">campos</text:span><text:span text:style-name="T50"> = {</text:span><text:span text:style-name="T54">Nombre </text:span><text:span text:style-name="T57">(</text:span><text:span text:style-name="T61">Campo Texto</text:span><text:span text:style-name="T57">)</text:span><text:span text:style-name="T54">, DNI </text:span><text:span text:style-name="T57">(</text:span><text:span text:style-name="T61">Campo Texto</text:span><text:span text:style-name="T57">)</text:span><text:span text:style-name="T54">, </text:span><text:span text:style-name="T55">Carrera </text:span><text:span text:style-name="T57">(</text:span><text:span text:style-name="T61">Lista Desplegable</text:span><text:span text:style-name="T57">)</text:span><text:span text:style-name="T55">, </text:span><text:span text:style-name="T56">Cantidad</text:span><text:span text:style-name="T57">(</text:span><text:span text:style-name="T61">Campo Texto</text:span><text:span text:style-name="T57">)</text:span><text:span text:style-name="T50">}</text:span></text:p>
          </table:table-cell>
          <table:table-cell table:style-name="Table1.D22" office:value-type="string">
            <text:p text:style-name="P24">Creación de formulario <text:span text:style-name="T82">con </text:span><text:span text:style-name="T13">titulo </text:span><text:span text:style-name="T14">“</text:span><text:span text:style-name="T13">Certificado de alumno regular”</text:span> en la BD con éxito.</text:p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23">1.2</text:p>
          </table:table-cell>
          <table:table-cell table:style-name="Table1.B22" office:value-type="string">
            <text:p text:style-name="P22"/>
          </table:table-cell>
          <table:table-cell table:style-name="Table1.C22" office:value-type="string">
            <text:p text:style-name="P62"/>
          </table:table-cell>
          <table:table-cell table:style-name="Table1.D22" office:value-type="string">
            <text:p text:style-name="P26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2">1.3</text:p>
          </table:table-cell>
          <table:table-cell table:style-name="Table1.B22" office:value-type="string">
            <text:p text:style-name="P22"/>
          </table:table-cell>
          <table:table-cell table:style-name="Table1.C22" office:value-type="string">
            <text:p text:style-name="P63"/>
          </table:table-cell>
          <table:table-cell table:style-name="Table1.D22" office:value-type="string">
            <text:p text:style-name="P27"/>
          </table:table-cell>
          <table:table-cell table:style-name="Table1.E22" office:value-type="string">
            <text:p text:style-name="P13"/>
          </table:table-cell>
        </table:table-row>
        <text:soft-page-break/>
        <table:table-row>
          <table:table-cell table:style-name="Table1.A22" office:value-type="string">
            <text:p text:style-name="P43">1.4</text:p>
          </table:table-cell>
          <table:table-cell table:style-name="Table1.B22" office:value-type="string">
            <text:p text:style-name="P22"/>
          </table:table-cell>
          <table:table-cell table:style-name="Table1.C22" office:value-type="string">
            <text:p text:style-name="P64"/>
          </table:table-cell>
          <table:table-cell table:style-name="Table1.D22" office:value-type="string">
            <text:p text:style-name="P27"/>
          </table:table-cell>
          <table:table-cell table:style-name="Table1.E22" office:value-type="string">
            <text:p text:style-name="P13"/>
          </table:table-cell>
        </table:table-row>
        <table:table-row table:style-name="Table1.17">
          <table:table-cell table:style-name="Table1.A12" table:number-columns-spanned="5" office:value-type="string">
            <text:p text:style-name="P21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2" office:value-type="string">
            <text:p text:style-name="P30">1</text:p>
          </table:table-cell>
          <table:table-cell table:style-name="Table1.B22" office:value-type="string">
            <text:p text:style-name="P31">Se debe ver los cambios realizados en la BD.</text:p>
          </table:table-cell>
          <table:table-cell table:style-name="Table1.C22" office:value-type="string">
            <text:p text:style-name="P34"><text:span text:style-name="T46">cantidad-limite</text:span><text:span text:style-name="T42"> = 2</text:span></text:p>
            <text:p text:style-name="P45"><text:span text:style-name="T46">p</text:span><text:span text:style-name="T45">ermanente </text:span><text:span text:style-name="T47">= -</text:span></text:p>
            <text:p text:style-name="P34"><text:span text:style-name="T46">libertad</text:span><text:span text:style-name="T42"> = No</text:span></text:p>
            <text:p text:style-name="P45"/>
          </table:table-cell>
          <table:table-cell table:style-name="Table1.D22" office:value-type="string">
            <text:p text:style-name="P25"><text:span text:style-name="T43">Modificación de los campo </text:span><text:span text:style-name="T12">cantidad-limite</text:span><text:span text:style-name="T43"> , </text:span><text:span text:style-name="T12">permanente</text:span><text:span text:style-name="T43"> y <text:s/></text:span><text:span text:style-name="T12">libertad</text:span> de<text:span text:style-name="T62">l</text:span> gestor de formulario en la BD con éxito.</text:p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2</text:p>
          </table:table-cell>
          <table:table-cell table:style-name="Table1.B22" office:value-type="string">
            <text:p text:style-name="P33"/>
          </table:table-cell>
          <table:table-cell table:style-name="Table1.C22" office:value-type="string">
            <text:p text:style-name="P35"/>
          </table:table-cell>
          <table:table-cell table:style-name="Table1.D22" office:value-type="string">
            <text:p text:style-name="P29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3</text:p>
          </table:table-cell>
          <table:table-cell table:style-name="Table1.B22" office:value-type="string">
            <text:p text:style-name="P32"/>
          </table:table-cell>
          <table:table-cell table:style-name="Table1.C22" office:value-type="string">
            <text:p text:style-name="P44"/>
          </table:table-cell>
          <table:table-cell table:style-name="Table1.D22" office:value-type="string">
            <text:p text:style-name="P28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4</text:p>
          </table:table-cell>
          <table:table-cell table:style-name="Table1.B22" office:value-type="string">
            <text:p text:style-name="P32"/>
          </table:table-cell>
          <table:table-cell table:style-name="Table1.C22" office:value-type="string">
            <text:p text:style-name="P44"/>
          </table:table-cell>
          <table:table-cell table:style-name="Table1.D22" office:value-type="string">
            <text:p text:style-name="P28"/>
          </table:table-cell>
          <table:table-cell table:style-name="Table1.E22" office:value-type="string">
            <text:p text:style-name="P13"/>
          </table:table-cell>
        </table:table-row>
        <table:table-row>
          <table:table-cell table:style-name="Table1.A22" office:value-type="string">
            <text:p text:style-name="P46">5</text:p>
          </table:table-cell>
          <table:table-cell table:style-name="Table1.B22" office:value-type="string">
            <text:p text:style-name="P32"/>
          </table:table-cell>
          <table:table-cell table:style-name="Table1.C22" office:value-type="string">
            <text:p text:style-name="P44"/>
          </table:table-cell>
          <table:table-cell table:style-name="Table1.D22" office:value-type="string">
            <text:p text:style-name="P28"/>
          </table:table-cell>
          <table:table-cell table:style-name="Table1.E22" office:value-type="string">
            <text:p text:style-name="P13"/>
          </table:table-cell>
        </table:table-row>
        <table:table-row table:style-name="Table1.23">
          <table:table-cell table:style-name="Table1.A12" table:number-columns-spanned="5" office:value-type="string">
            <text:p text:style-name="P21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4" office:value-type="string">
            <text:p text:style-name="P36">1</text:p>
          </table:table-cell>
          <table:table-cell table:style-name="Table1.B24" office:value-type="string">
            <text:p text:style-name="P37">Se debe ver reflejada en la <text:s/>BD la baja del <text:s/>formulario.</text:p>
          </table:table-cell>
          <table:table-cell table:style-name="Table1.C24" office:value-type="string">
            <text:p text:style-name="P38">Solicitud de eliminación <text:span text:style-name="T81">de un formulario en especifico.</text:span></text:p>
          </table:table-cell>
          <table:table-cell table:style-name="Table1.D24" office:value-type="string">
            <text:p text:style-name="P39">Eliminación del <text:span text:style-name="T79">formulario especificado, en la BD con éxito.</text:span></text:p>
          </table:table-cell>
          <table:table-cell table:style-name="Table1.E24" office:value-type="string">
            <text:p text:style-name="P13"/>
          </table:table-cell>
        </table:table-row>
        <table:table-row table:style-name="Table1.25">
          <table:table-cell table:style-name="Table1.A7" table:number-columns-spanned="5" office:value-type="string">
            <text:p text:style-name="P51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48"><text:span text:style-name="T63">1 </text:span><text:span text:style-name="T41">Para este caso de uso se considera que el gestor que accede a las funcionalidades tiene libertad de publicación de formularios.</text:span></text:p>
            <text:p text:style-name="P48"><text:span text:style-name="T63">2 </text:span><text:span text:style-name="T40">El valor de la entrada ‘nombre’ es obtenido de manera automática.</text:span></text:p>
            <text:p text:style-name="P48"><text:span text:style-name="T63">3 </text:span><text:span text:style-name="T40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5" office:value-type="string">
            <text:p text:style-name="P52">Criterios de Aprobación de Caso de prueba: <text:span text:style-name="T34">El resultado obtenido debe coincidir con </text:span><text:span text:style-name="T35">el</text:span><text:span text:style-name="T34"> resultado esperado </text:span><text:span text:style-name="T35">definido</text:span><text:span text:style-name="T3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5" office:value-type="string">
            <text:p text:style-name="P40"><text:span text:style-name="T4">Decisión de Aprobación del Caso de Prueba: <text:s/></text:span><text:span text:style-name="T31">Aprobó: _ _ _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41"><text:span text:style-name="T4">Fecha de Aprobación del Caso de Prueba:</text:span> --/--/----</text:p>
          </table:table-cell>
          <table:covered-table-cell/>
          <table:covered-table-cell/>
          <table:covered-table-cell/>
          <table:covered-table-cell/>
        </table:table-row>
      </table:table>
      <text:p text:style-name="P8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7</text:page-number><text:s/>DE <text:page-count>7</text:page-count></text:p>
      </style:header>
      <loext:header-first>
        <text:p text:style-name="MP2"><text:span text:style-name="MT2">CASOS DE PRUEBA — </text:span>PÁGINA <text:page-number text:select-page="current">1</text:page-number><text:s/>DE <text:page-count>7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6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0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riel Machini</meta:initial-creator>
    <meta:creation-date>2017-09-01T00:53:54.356960459</meta:creation-date>
    <dc:date>2020-05-30T16:51:54.282572826</dc:date>
    <meta:editing-duration>PT13H57M6S</meta:editing-duration>
    <meta:editing-cycles>221</meta:editing-cycles>
    <meta:generator>LibreOffice/6.4.3.2$Linux_X86_64 LibreOffice_project/85aa6f776c6af63185291a519637a4f7af4e8a3b</meta:generator>
    <dc:creator>Ariel Machini</dc:creator>
    <meta:document-statistic meta:table-count="5" meta:image-count="3" meta:object-count="0" meta:page-count="7" meta:paragraph-count="130" meta:word-count="914" meta:character-count="5405" meta:non-whitespace-character-count="4629"/>
  </office:meta>
</office:document-meta>
</file>